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4.096cm" fo:min-width="2.0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0.5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  <style:paragraph-properties style:writing-mode="lr-tb"/>
    </style:style>
    <style:style style:name="gr6" style:family="graphic" style:parent-style-name="standard">
      <style:graphic-properties draw:fill="solid" draw:fill-color="#eeeeee" draw:opacity="95%" draw:textarea-horizontal-align="justify" draw:textarea-vertical-align="middle" draw:auto-grow-height="false" fo:min-height="8.25cm" fo:min-width="4.4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651cm" fo:min-width="4.4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25cm" fo:min-width="4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35cm" fo:min-width="0.2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25cm" fo:min-width="0.6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55cm" fo:min-width="2.1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25cm" fo:min-width="0.8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25cm" fo:min-width="0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15cm" fo:min-width="4.4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85cm" fo:min-width="4.4cm"/>
    </style:style>
    <style:style style:name="gr19" style:family="graphic" style:parent-style-name="objectwithoutfill">
      <style:graphic-properties svg:stroke-width="0.035cm" svg:stroke-color="#81aca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28cm"/>
      <style:paragraph-properties style:writing-mode="lr-tb"/>
    </style:style>
    <style:style style:name="gr21" style:family="graphic" style:parent-style-name="standard">
      <style:graphic-properties svg:stroke-color="#81aca6" draw:fill-color="#81aca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333333" draw:marker-end="Short_20_line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7cm" fo:min-width="0cm"/>
      <style:paragraph-properties style:writing-mode="lr-tb"/>
    </style:style>
    <style:style style:name="gr26" style:family="graphic" style:parent-style-name="standard">
      <style:graphic-properties draw:fill-color="#eeeeee" draw:opacity="50%" draw:textarea-horizontal-align="justify" draw:textarea-vertical-align="middle" draw:auto-grow-height="false" fo:min-height="0.35cm" fo:min-width="0.2cm" draw:shadow-opacity="50%"/>
    </style:style>
    <style:style style:name="gr27" style:family="graphic" style:parent-style-name="standard">
      <style:graphic-properties svg:stroke-color="#3465a4" svg:stroke-opacity="0%" draw:fill-color="#ffffff" draw:opacity="84%" draw:textarea-horizontal-align="justify" draw:textarea-vertical-align="middle" draw:auto-grow-height="false" fo:min-height="7.95cm" fo:min-width="5.5cm"/>
    </style:style>
    <style:style style:name="gr28" style:family="graphic" style:parent-style-name="standard">
      <style:graphic-properties draw:fill-color="#eeeeee" draw:opacity="50%" draw:textarea-horizontal-align="justify" draw:textarea-vertical-align="middle" draw:auto-grow-height="false" fo:min-height="4.05cm" fo:min-width="0.2cm" draw:shadow-opacity="50%"/>
    </style:style>
    <style:style style:name="gr29" style:family="graphic" style:parent-style-name="standard">
      <style:graphic-properties draw:fill-color="#eeeeee" draw:opacity="50%" draw:textarea-horizontal-align="justify" draw:textarea-vertical-align="middle" draw:auto-grow-height="false" fo:min-height="4.05cm" fo:min-width="0.2cm" draw:shadow-opacity="50%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505cm" fo:min-width="0cm" draw:shadow-opacity="50%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eeeeee" draw:opacity="95%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-color="#81aca6"/>
      <style:paragraph-properties fo:text-align="center"/>
    </style:style>
    <style:style style:name="P9" style:family="paragraph">
      <loext:graphic-properties draw:fill-color="#eeeeee" draw:opacity="50%"/>
      <style:paragraph-properties fo:text-align="center"/>
    </style:style>
    <style:style style:name="P10" style:family="paragraph">
      <loext:graphic-properties draw:fill-color="#ffffff" draw:opacity="84%"/>
      <style:paragraph-properties fo:text-align="center"/>
    </style:style>
    <style:style style:name="P11" style:family="paragraph">
      <loext:graphic-properties draw:fill="none" draw:fill-color="#ffffff" draw:opacity="50%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6.9cm" svg:x="0.7cm" svg:y="14.61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1.005cm" svg:height="1.102cm" svg:x="5.4cm" svg:y="0.7cm">
          <draw:text-box>
            <text:p>The view-model of MGMapActivity</text:p>
          </draw:text-box>
        </draw:frame>
        <draw:frame draw:style-name="gr3" draw:text-style-name="P3" draw:layer="layout" svg:width="2.822cm" svg:height="0.645cm" svg:x="0.978cm" svg:y="21.516cm">
          <draw:text-box>
            <text:p><text:span text:style-name="T1">mapviewer.xml</text:span></text:p>
          </draw:text-box>
        </draw:frame>
        <draw:custom-shape draw:style-name="gr1" draw:text-style-name="P1" draw:layer="layout" svg:width="4.1cm" svg:height="6.9cm" svg:x="5.3cm" svg:y="12.6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5.3cm" svg:y="14.6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.822cm" svg:height="0.645cm" svg:x="5.878cm" svg:y="20.971cm">
          <draw:text-box>
            <text:p><text:span text:style-name="T1">MapView</text:span></text:p>
          </draw:text-box>
        </draw:frame>
        <draw:frame draw:style-name="gr4" draw:text-style-name="P3" draw:layer="layout" svg:width="2.822cm" svg:height="1.039cm" svg:x="16.4cm" svg:y="28.161cm">
          <draw:text-box>
            <text:p><text:span text:style-name="T1">MapView -Background</text:span></text:p>
          </draw:text-box>
        </draw:frame>
        <draw:frame draw:style-name="gr5" draw:text-style-name="P3" draw:layer="layout" svg:width="2.822cm" svg:height="0.755cm" svg:x="5.978cm" svg:y="19.016cm">
          <draw:text-box>
            <text:p><text:span text:style-name="T1">ControlView</text:span></text:p>
          </draw:text-box>
        </draw:frame>
        <draw:frame draw:style-name="gr5" draw:text-style-name="P3" draw:layer="layout" svg:width="2.822cm" svg:height="0.755cm" svg:x="13.3cm" svg:y="14.661cm">
          <draw:text-box>
            <text:p><text:span text:style-name="T1">ControlView</text:span></text:p>
          </draw:text-box>
        </draw:frame>
        <draw:custom-shape draw:style-name="gr6" draw:text-style-name="P4" draw:layer="layout" svg:width="4.9cm" svg:height="8.5cm" svg:x="12.5cm" svg:y="6.2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cm" svg:height="1.901cm" svg:x="12.5cm" svg:y="6.2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22cm" svg:height="0.755cm" svg:x="9.878cm" svg:y="6.561cm">
          <draw:text-box>
            <text:p><text:span text:style-name="T1">Dashboard</text:span></text:p>
          </draw:text-box>
        </draw:frame>
        <draw:custom-shape draw:style-name="gr8" draw:text-style-name="P5" draw:layer="layout" svg:width="4.9cm" svg:height="0.5cm" svg:x="12.5cm" svg:y="6.21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2.6cm" svg:y="6.17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12.5cm" svg:y="6.71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2.6cm" svg:y="6.671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12.5cm" svg:y="7.61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2.6cm" svg:y="7.571cm">
          <draw:text-box>
            <text:p><text:span text:style-name="T1">DashboardEntry</text:span></text:p>
          </draw:text-box>
        </draw:frame>
        <draw:custom-shape draw:style-name="gr10" draw:text-style-name="P5" draw:layer="layout" svg:width="0.7cm" svg:height="0.6cm" svg:x="12.5cm" svg:y="14.1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cm" svg:height="0.5cm" svg:x="12.5cm" svg:y="13.6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cm" svg:height="0.8cm" svg:x="13.634cm" svg:y="9.6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3cm" svg:height="0.5cm" svg:x="16.1cm" svg:y="13.6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cm" svg:height="0.5cm" svg:x="14.9cm" svg:y="13.6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cm" svg:height="1.039cm" svg:x="10cm" svg:y="13.977cm">
          <draw:text-box>
            <text:p><text:span text:style-name="T1">Quick</text:span></text:p>
            <text:p><text:span text:style-name="T1">controls</text:span></text:p>
          </draw:text-box>
        </draw:frame>
        <draw:frame draw:style-name="gr15" draw:text-style-name="P3" draw:layer="layout" svg:width="2.4cm" svg:height="1.827cm" svg:x="17.8cm" svg:y="13.189cm">
          <draw:text-box>
            <text:p><text:span text:style-name="T1">Status</text:span></text:p>
            <text:p><text:span text:style-name="T1">line</text:span><text:span text:style-name="T1"><text:line-break/></text:span><text:span text:style-name="T1">(variable)</text:span></text:p>
          </draw:text-box>
        </draw:frame>
        <draw:line draw:style-name="gr16" draw:text-style-name="P6" draw:layer="layout" svg:x1="11.5cm" svg:y1="14.416cm" svg:x2="12.7cm" svg:y2="14.416cm">
          <text:p/>
        </draw:line>
        <draw:line draw:style-name="gr16" draw:text-style-name="P6" draw:layer="layout" svg:x1="17.9cm" svg:y1="9.816cm" svg:x2="16.3cm" svg:y2="10.116cm">
          <text:p/>
        </draw:line>
        <draw:custom-shape draw:style-name="gr17" draw:text-style-name="P5" draw:layer="layout" svg:width="4.9cm" svg:height="0.4cm" svg:x="12.5cm" svg:y="13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9cm" svg:height="1.1cm" svg:x="12.5cm" svg:y="12.116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2.6cm" svg:y1="13.016cm" svg:x2="17.3cm" svg:y2="13.016cm">
          <text:p/>
        </draw:line>
        <draw:line draw:style-name="gr19" draw:text-style-name="P6" draw:layer="layout" svg:x1="12.6cm" svg:y1="12.616cm" svg:x2="17.3cm" svg:y2="12.616cm">
          <text:p/>
        </draw:line>
        <draw:frame draw:style-name="gr20" draw:text-style-name="P7" draw:layer="layout" svg:width="1.628cm" svg:height="0.489cm" svg:x="12.4cm" svg:y="12.227cm">
          <draw:text-box>
            <text:p><text:span text:style-name="T2">Layer name</text:span></text:p>
          </draw:text-box>
        </draw:frame>
        <draw:frame draw:style-name="gr20" draw:text-style-name="P7" draw:layer="layout" svg:width="1.628cm" svg:height="0.489cm" svg:x="12.4cm" svg:y="12.628cm">
          <draw:text-box>
            <text:p><text:span text:style-name="T2">Layer name</text:span></text:p>
          </draw:text-box>
        </draw:frame>
        <draw:custom-shape draw:style-name="gr21" draw:text-style-name="P8" draw:layer="layout" svg:width="0.2cm" svg:height="0.2cm" svg:x="15.2cm" svg:y="12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4.001cm" svg:y="12.5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1.3cm" svg:y1="12.816cm" svg:x2="12.5cm" svg:y2="12.816cm">
          <text:p/>
        </draw:line>
        <draw:frame draw:style-name="gr15" draw:text-style-name="P3" draw:layer="layout" svg:width="3cm" svg:height="1.827cm" svg:x="9.6cm" svg:y="12.116cm">
          <draw:text-box>
            <text:p><text:span text:style-name="T1">Map layer or Track</text:span></text:p>
            <text:p><text:span text:style-name="T1">transparency</text:span></text:p>
            <text:p><text:span text:style-name="T1">controls</text:span></text:p>
          </draw:text-box>
        </draw:frame>
        <draw:custom-shape draw:style-name="gr1" draw:text-style-name="P1" draw:layer="layout" svg:width="4.1cm" svg:height="6.9cm" svg:x="12.401cm" svg:y="21.8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1cm" svg:y="20.8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2cm" svg:y="20.6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3cm" svg:y="20.4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4cm" svg:y="20.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5cm" svg:y="20.02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6cm" svg:y="19.6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7cm" svg:y="18.8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8cm" svg:y="18.6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09cm" svg:y="18.4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1cm" svg:y="17.5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11cm" svg:y="17.3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412cm" svg:y="16.9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822cm" svg:height="1.039cm" svg:x="8.7cm" svg:y="26.716cm">
          <draw:text-box>
            <text:p><text:span text:style-name="T1">up to 5 map layers</text:span></text:p>
          </draw:text-box>
        </draw:frame>
        <draw:line draw:style-name="gr16" draw:text-style-name="P6" draw:layer="layout" svg:x1="11.1cm" svg:y1="27.216cm" svg:x2="12.3cm" svg:y2="27.216cm">
          <text:p/>
        </draw:line>
        <draw:line draw:style-name="gr16" draw:text-style-name="P6" draw:layer="layout" svg:x1="16.6cm" svg:y1="28.416cm" svg:x2="15.5cm" svg:y2="28.416cm">
          <text:p/>
        </draw:line>
        <draw:frame draw:style-name="gr5" draw:text-style-name="P3" draw:layer="layout" svg:width="2.822cm" svg:height="0.755cm" svg:x="16.5cm" svg:y="25.962cm">
          <draw:text-box>
            <text:p><text:span text:style-name="T1">Control Layer</text:span></text:p>
          </draw:text-box>
        </draw:frame>
        <draw:line draw:style-name="gr16" draw:text-style-name="P6" draw:layer="layout" svg:x1="16.501cm" svg:y1="26.416cm" svg:x2="15.401cm" svg:y2="26.416cm">
          <text:p/>
        </draw:line>
        <draw:line draw:style-name="gr16" draw:text-style-name="P6" draw:layer="layout" svg:x1="16.601cm" svg:y1="28.416cm" svg:x2="15.501cm" svg:y2="28.416cm">
          <text:p/>
        </draw:line>
        <draw:frame draw:style-name="gr4" draw:text-style-name="P3" draw:layer="layout" svg:width="3.722cm" svg:height="1.039cm" svg:x="7.8cm" svg:y="25.017cm">
          <draw:text-box>
            <text:p><text:span text:style-name="T1">Temporary, optional feature control layer</text:span></text:p>
          </draw:text-box>
        </draw:frame>
        <draw:line draw:style-name="gr16" draw:text-style-name="P6" draw:layer="layout" svg:x1="11.1cm" svg:y1="25.517cm" svg:x2="12.3cm" svg:y2="25.517cm">
          <text:p/>
        </draw:line>
        <draw:frame draw:style-name="gr22" draw:text-style-name="P3" draw:layer="layout" svg:width="4.4cm" svg:height="2.221cm" svg:x="8.7cm" svg:y="21.795cm">
          <draw:text-box>
            <text:p><text:span text:style-name="T1">Trackviews based on:</text:span></text:p>
            <text:p><text:span text:style-name="T1">PointView</text:span></text:p>
            <text:p><text:span text:style-name="T1">MultiPointView</text:span></text:p>
            <text:p><text:span text:style-name="T1">MultiMultiPointView</text:span></text:p>
            <text:p><text:span text:style-name="T1">BoxView</text:span></text:p>
          </draw:text-box>
        </draw:frame>
        <draw:line draw:style-name="gr16" draw:text-style-name="P6" draw:layer="layout" svg:x1="11.4cm" svg:y1="23.616cm" svg:x2="12.6cm" svg:y2="24.116cm">
          <text:p/>
        </draw:line>
        <draw:line draw:style-name="gr23" draw:text-style-name="P6" draw:layer="layout" svg:x1="8.5cm" svg:y1="21.116cm" svg:x2="12.3cm" svg:y2="21.316cm">
          <text:p/>
        </draw:line>
        <draw:line draw:style-name="gr23" draw:text-style-name="P6" draw:layer="layout" svg:x1="9.3cm" svg:y1="12.516cm" svg:x2="12cm" svg:y2="10.016cm">
          <text:p/>
        </draw:line>
        <draw:line draw:style-name="gr23" draw:text-style-name="P6" draw:layer="layout" svg:x1="4.3cm" svg:y1="18.016cm" svg:x2="5.5cm" svg:y2="18.016cm">
          <text:p/>
        </draw:line>
        <draw:line draw:style-name="gr24" draw:text-style-name="P6" draw:layer="layout" svg:x1="11.6cm" svg:y1="7.028cm" svg:x2="12.5cm" svg:y2="7.428cm">
          <text:p/>
        </draw:line>
        <draw:frame draw:style-name="gr25" draw:text-style-name="P3" draw:layer="layout" svg:width="2.4cm" svg:height="1.039cm" svg:x="17.7cm" svg:y="9.277cm">
          <draw:text-box>
            <text:p><text:span text:style-name="T1">Enlarge View </text:span></text:p>
          </draw:text-box>
        </draw:frame>
        <draw:line draw:style-name="gr16" draw:text-style-name="P6" draw:layer="layout" svg:x1="18.101cm" svg:y1="13.753cm" svg:x2="17.201cm" svg:y2="13.953cm">
          <text:p/>
        </draw:line>
        <draw:custom-shape draw:style-name="gr13" draw:text-style-name="P5" draw:layer="layout" svg:width="1.3cm" svg:height="0.5cm" svg:x="13.6cm" svg:y="13.6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13.2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13.9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14.6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15.3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16.7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16cm" svg:y="14.1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9cm" svg:height="8.5cm" svg:x="3.4cm" svg:y="2.4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cm" svg:height="1.901cm" svg:x="3.4cm" svg:y="2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cm" svg:height="0.5cm" svg:x="3.4cm" svg:y="2.41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3.5cm" svg:y="2.37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3.4cm" svg:y="2.91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3.5cm" svg:y="2.871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3.4cm" svg:y="3.816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3.5cm" svg:y="3.771cm">
          <draw:text-box>
            <text:p><text:span text:style-name="T1">DashboardEntry</text:span></text:p>
          </draw:text-box>
        </draw:frame>
        <draw:custom-shape draw:style-name="gr26" draw:text-style-name="P9" draw:layer="layout" svg:width="0.7cm" svg:height="0.6cm" svg:x="3.4cm" svg:y="10.3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1cm" svg:height="0.5cm" svg:x="3.4cm" svg:y="9.8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cm" svg:height="0.8cm" svg:x="4.534cm" svg:y="5.8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3cm" svg:height="0.5cm" svg:x="7cm" svg:y="9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cm" svg:height="0.5cm" svg:x="5.8cm" svg:y="9.8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9cm" svg:height="0.4cm" svg:x="3.4cm" svg:y="9.4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9cm" svg:height="1.1cm" svg:x="3.4cm" svg:y="8.316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3.5cm" svg:y1="9.216cm" svg:x2="8.2cm" svg:y2="9.216cm">
          <text:p/>
        </draw:line>
        <draw:line draw:style-name="gr19" draw:text-style-name="P6" draw:layer="layout" svg:x1="3.5cm" svg:y1="8.816cm" svg:x2="8.2cm" svg:y2="8.816cm">
          <text:p/>
        </draw:line>
        <draw:frame draw:style-name="gr20" draw:text-style-name="P7" draw:layer="layout" svg:width="1.628cm" svg:height="0.489cm" svg:x="3.3cm" svg:y="8.427cm">
          <draw:text-box>
            <text:p><text:span text:style-name="T2">Layer name</text:span></text:p>
          </draw:text-box>
        </draw:frame>
        <draw:frame draw:style-name="gr20" draw:text-style-name="P7" draw:layer="layout" svg:width="1.628cm" svg:height="0.489cm" svg:x="3.3cm" svg:y="8.828cm">
          <draw:text-box>
            <text:p><text:span text:style-name="T2">Layer name</text:span></text:p>
          </draw:text-box>
        </draw:frame>
        <draw:custom-shape draw:style-name="gr21" draw:text-style-name="P8" draw:layer="layout" svg:width="0.2cm" svg:height="0.2cm" svg:x="6.1cm" svg:y="9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4.901cm" svg:y="8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3cm" svg:height="0.5cm" svg:x="4.5cm" svg:y="9.8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7cm" svg:height="0.6cm" svg:x="4.1cm" svg:y="10.3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7cm" svg:height="0.6cm" svg:x="4.8cm" svg:y="10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5.5cm" svg:y="10.3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7cm" svg:height="0.6cm" svg:x="6.2cm" svg:y="10.3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7cm" svg:height="0.6cm" svg:x="7.6cm" svg:y="10.3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7cm" svg:height="0.6cm" svg:x="6.9cm" svg:y="10.3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6cm" svg:height="8.2cm" svg:x="2.8cm" svg:y="2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cm" svg:height="4.3cm" svg:x="3.4cm" svg:y="6.0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cm" svg:height="4.3cm" svg:x="4.1cm" svg:y="6.0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cm" svg:height="4.3cm" svg:x="4.8cm" svg:y="6.0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cm" svg:height="4.3cm" svg:x="5.5cm" svg:y="6.0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cm" svg:height="4.3cm" svg:x="6.2cm" svg:y="6.0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cm" svg:height="4.3cm" svg:x="7.6cm" svg:y="6.0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7cm" svg:height="4.3cm" svg:x="6.9cm" svg:y="6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cm" svg:height="0.6cm" svg:x="5.5cm" svg:y="5.41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22cm" svg:height="0.755cm" draw:transform="rotate (1.57742857795247) translate (3.419cm 10.343cm)">
          <draw:text-box>
            <text:p><text:span text:style-name="T1">Help Text</text:span></text:p>
          </draw:text-box>
        </draw:frame>
        <draw:frame draw:style-name="gr5" draw:text-style-name="P3" draw:layer="layout" svg:width="2.822cm" svg:height="0.755cm" draw:transform="rotate (1.57742857795247) translate (4.145cm 10.343cm)">
          <draw:text-box>
            <text:p><text:span text:style-name="T1">Help Text</text:span></text:p>
          </draw:text-box>
        </draw:frame>
        <draw:frame draw:style-name="gr5" draw:text-style-name="P3" draw:layer="layout" svg:width="2.822cm" svg:height="0.755cm" draw:transform="rotate (1.57742857795247) translate (7.619cm 10.443cm)">
          <draw:text-box>
            <text:p><text:span text:style-name="T1">Help Text</text:span></text:p>
          </draw:text-box>
        </draw:frame>
        <draw:frame draw:style-name="gr30" draw:text-style-name="P11" draw:layer="layout" svg:width="0.8cm" svg:height="0.755cm" svg:x="5.5cm" svg:y="5.361cm">
          <draw:text-box>
            <text:p><text:span text:style-name="T1">X</text:span></text:p>
          </draw:text-box>
        </draw:frame>
        <draw:line draw:style-name="gr23" draw:text-style-name="P6" draw:layer="layout" svg:x1="7.9cm" svg:y1="12.416cm" svg:x2="7.3cm" svg:y2="11.216cm">
          <text:p/>
        </draw:line>
        <draw:frame draw:style-name="gr5" draw:text-style-name="P3" draw:layer="layout" svg:width="2.822cm" svg:height="1.827cm" svg:x="1cm" svg:y="7.989cm">
          <draw:text-box>
            <text:p><text:span text:style-name="T1">ControlView</text:span></text:p>
            <text:p><text:span text:style-name="T1">with optional HelpText</text:span></text:p>
            <text:p><text:span text:style-name="T1">enable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1-01-16T12:54:50.071000000</dc:date>
    <meta:editing-duration>PT26M46S</meta:editing-duration>
    <meta:editing-cycles>8</meta:editing-cycles>
    <meta:document-statistic meta:object-count="116"/>
  </office:meta>
</office:document-meta>
</file>